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38866"/>
    </style:style>
    <style:style style:name="P2" style:family="paragraph" style:parent-style-name="Standard">
      <style:text-properties officeooo:rsid="00038866" officeooo:paragraph-rsid="0003886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text-properties officeooo:paragraph-rsid="00041e13"/>
    </style:style>
    <style:style style:name="P6" style:family="paragraph" style:parent-style-name="Text_20_body" style:list-style-name="L2"/>
    <style:style style:name="T1" style:family="text">
      <style:text-properties officeooo:rsid="00041e1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Questo programma è un <text:span text:style-name="Strong_20_Emphasis">assistente virtuale semplice</text:span> che risponde a tre domande predefinite e permette all'utente di interagire con esso. Ecco cosa fa:</text:p>
      <text:list text:style-name="L1">
        <text:list-item>
          <text:p text:style-name="P3"><text:span text:style-name="Strong_20_Emphasis">Chiede cosa l'utente vuole sapere</text:span>: Il programma avvia un ciclo che continua a chiedere all'utente "Cosa vuoi sapere?". L'utente può rispondere a diverse domande specifiche.</text:p>
        </text:list-item>
        <text:list-item>
          <text:p text:style-name="P3"><text:span text:style-name="Strong_20_Emphasis">Risponde a domande predefinite</text:span>: Il programma risponde a tre comandi predefiniti:</text:p>
          <text:list>
            <text:list-item>
              <text:p text:style-name="P4"><text:span text:style-name="Strong_20_Emphasis">"Qual è la data di oggi?"</text:span>: Il programma restituisce la data odierna nel formato <text:span text:style-name="Source_20_Text">gg/mm/aaaa</text:span>.</text:p>
            </text:list-item>
            <text:list-item>
              <text:p text:style-name="P4"><text:span text:style-name="Strong_20_Emphasis">"Che ore sono?"</text:span>: Il programma restituisce l'ora attuale nel formato <text:span text:style-name="Source_20_Text">hh:mm</text:span>.</text:p>
            </text:list-item>
            <text:list-item>
              <text:p text:style-name="P4"><text:span text:style-name="Strong_20_Emphasis">"Come ti chiami?"</text:span>: Il programma risponde dicendo "Mi chiamo Assistente Virtuale".</text:p>
            </text:list-item>
          </text:list>
        </text:list-item>
        <text:list-item>
          <text:p text:style-name="P3"><text:span text:style-name="Strong_20_Emphasis">Gestisce domande non riconosciute</text:span>: Se l'utente fa una domanda che non è tra quelle predefinite, il programma risponde con "Non ho capito la tua domanda.".</text:p>
        </text:list-item>
        <text:list-item>
          <text:p text:style-name="P5"><text:span text:style-name="Strong_20_Emphasis">Termina l'esecuzione se l'utente scrive "esci"</text:span>: Se l'utente digita "esci", il programma termina e stampa "Arrivederci!".</text:p>
        </text:list-item>
        <text:list-item>
          <text:p text:style-name="P5">Errore nel formato dell'ora: Il simbolo  nel formato delle ore è errato. Il formato corretto per le ore e i minuti è "%H:%M", non "%H%M".</text:p>
        </text:list-item>
        <text:list-item>
          <text:p text:style-name="P3"><text:s text:c="2"/><text:span text:style-name="T1">ERRORE </text:span>oggi = datetime.datetoday() <text:s text:c="2"/><text:span text:style-name="T1">soluzioned atetime.date.today() </text:span></text:p>
        </text:list-item>
      </text:list>
      <text:p text:style-name="P1"><text:span text:style-name="Strong_20_Emphasis">Soluzione</text:span>: Aggiungere <text:span text:style-name="Source_20_Text">.lower()</text:span> ai comandi dell'utente per confrontarli in modo case-insensitive. </text:p>
      <text:p text:style-name="P1"/>
      <text:p text:style-name="P1">if comando.lower() == "qual è la data di oggi?".lower():</text:p>
      <text:p text:style-name="Standard"><text:s text:c="4"/>…</text:p>
      <text:list text:style-name="L2">
        <text:list-item>
          <text:p text:style-name="P6">Se l'utente inserisce un comando che non corrisponde a nessuna delle risposte predefinite (ad esempio, "Dove abiti?" o "Cosa fai?"), il programma risponde con <text:span text:style-name="Source_20_Text">"Non ho capito la tua domanda."</text:span>, ma non offre alcuna spiegazione su come l'utente può ottenere aiuto o una lista di comandi.</text:p>
        </text:list-item>
      </text:list>
      <text:p text:style-name="P2">Soluzione : = else:</text:p>
      <text:p text:style-name="P2"><text:s text:c="4"/>risposta = "Non ho capito la tua domanda. Puoi chiedermi: 'Qual è la data di oggi?', 'Che ore sono?' o 'Come ti chiami?'"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6:39:12.028110089</meta:creation-date>
    <dc:date>2025-02-07T17:02:55.771499476</dc:date>
    <meta:editing-duration>PT5S</meta:editing-duration>
    <meta:editing-cycles>1</meta:editing-cycles>
    <meta:document-statistic meta:table-count="0" meta:image-count="0" meta:object-count="0" meta:page-count="1" meta:paragraph-count="16" meta:word-count="275" meta:character-count="1734" meta:non-whitespace-character-count="1471"/>
    <meta:generator>LibreOffice/24.2.7.2$Linux_X86_64 LibreOffice_project/420$Build-2</meta:generator>
  </office:meta>
</office:document-meta>
</file>